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6.2mm"/>
    </style:style>
    <style:style style:name="co3" style:family="table-column">
      <style:table-column-properties fo:break-before="auto" style:column-width="37.8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Korok 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dditional Info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oll a Boulder</text:p>
          </table:table-cell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ationary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tationary Lights</text:p>
          </table:table-cell>
          <table:table-cell table:style-name="ce2" office:value-type="string" calcext:value-type="string">
            <text:p>Link's Bed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ift the Rock</text:p>
          </table:table-cell>
          <table:table-cell table:style-name="ce2" office:value-type="string" calcext:value-type="string">
            <text:p>Under Slab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tationary Lights</text:p>
          </table:table-cell>
          <table:table-cell table:style-name="ce2" office:value-type="string" calcext:value-type="string">
            <text:p>Temple of Time Spire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tationary Lights</text:p>
          </table:table-cell>
          <table:table-cell table:style-name="ce2" office:value-type="string" calcext:value-type="string">
            <text:p>Woodcutter's Cabin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ift the Rock</text:p>
          </table:table-cell>
          <table:table-cell table:style-name="ce2" office:value-type="string" calcext:value-type="string">
            <text:p>Under Door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ift the Rock</text:p>
          </table:table-cell>
          <table:table-cell table:style-name="ce2" office:value-type="string" calcext:value-type="string">
            <text:p>Under Door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ift the Rock</text:p>
          </table:table-cell>
          <table:table-cell table:style-name="ce2" office:value-type="string" calcext:value-type="string">
            <text:p>Under Leaves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Ball and Chain</text:p>
          </table:table-cell>
          <table:table-cell table:style-name="ce2" office:value-type="string" calcext:value-type="string">
            <text:p>Stump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Flying Acorns</text:p>
          </table:table-cell>
          <table:table-cell table:number-columns-repeated="102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Offering Plate</text:p>
          </table:table-cell>
          <table:table-cell table:style-name="ce2" office:value-type="string" calcext:value-type="string">
            <text:p>Apples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Lift the Rock</text:p>
          </table:table-cell>
          <table:table-cell table:style-name="ce2" office:value-type="string" calcext:value-type="string">
            <text:p>Under Leaves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Roll a Boulder</text:p>
          </table:table-cell>
          <table:table-cell table:style-name="ce2" office:value-type="string" calcext:value-type="string">
            <text:p>Unique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Offering Plate</text:p>
          </table:table-cell>
          <table:table-cell table:style-name="ce2" office:value-type="string" calcext:value-type="string">
            <text:p>Apples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Flower Order</text:p>
          </table:table-cell>
          <table:table-cell table:number-columns-repeated="102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Roll a Boulder</text:p>
          </table:table-cell>
          <table:table-cell table:number-columns-repeated="102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tationary Lights</text:p>
          </table:table-cell>
          <table:table-cell table:style-name="ce2" office:value-type="string" calcext:value-type="string">
            <text:p>Top of Flagpole</text:p>
          </table:table-cell>
          <table:table-cell table:number-columns-repeated="102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Lift the Rock</text:p>
          </table:table-cell>
          <table:table-cell table:style-name="ce2" office:value-type="string" calcext:value-type="string">
            <text:p>Under Boulder</text:p>
          </table:table-cell>
          <table:table-cell table:number-columns-repeated="102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Hanging Acorns</text:p>
          </table:table-cell>
          <table:table-cell table:number-columns-repeated="102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Ball and Chain</text:p>
          </table:table-cell>
          <table:table-cell table:number-columns-repeated="102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Hanging Acorn</text:p>
          </table:table-cell>
          <table:table-cell table:number-columns-repeated="1022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Ball and Chain</text:p>
          </table:table-cell>
          <table:table-cell table:style-name="ce2" office:value-type="string" calcext:value-type="string">
            <text:p>Stump</text:p>
          </table:table-cell>
          <table:table-cell table:number-columns-repeated="102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Acorn in Standing Tree</text:p>
          </table:table-cell>
          <table:table-cell table:number-columns-repeated="1022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Lfi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Offering Plate</text:p>
          </table:table-cell>
          <table:table-cell table:style-name="ce2" office:value-type="string" calcext:value-type="string">
            <text:p>Apples</text:p>
          </table:table-cell>
          <table:table-cell table:number-columns-repeated="1021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Matching Trees</text:p>
          </table:table-cell>
          <table:table-cell table:number-columns-repeated="1022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Offering Plate</text:p>
          </table:table-cell>
          <table:table-cell office:value-type="string" calcext:value-type="string">
            <text:p>Apple</text:p>
          </table:table-cell>
          <table:table-cell table:number-columns-repeated="1021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Stationary Balloon</text:p>
          </table:table-cell>
          <table:table-cell office:value-type="string" calcext:value-type="string">
            <text:p>Under Medoh</text:p>
          </table:table-cell>
          <table:table-cell table:number-columns-repeated="1021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Lfi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Matching Trees</text:p>
          </table:table-cell>
          <table:table-cell table:style-name="ce2" office:value-type="string" calcext:value-type="string">
            <text:p>Apple</text:p>
          </table:table-cell>
          <table:table-cell table:number-columns-repeated="1021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Stationary Lights</text:p>
          </table:table-cell>
          <table:table-cell table:style-name="ce2" office:value-type="string" calcext:value-type="string">
            <text:p>Active via Pinwheel</text:p>
          </table:table-cell>
          <table:table-cell table:number-columns-repeated="1021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Roll a Boulder</text:p>
          </table:table-cell>
          <table:table-cell table:style-name="ce2" office:value-type="string" calcext:value-type="string">
            <text:p>Between Two Trees</text:p>
          </table:table-cell>
          <table:table-cell table:number-columns-repeated="1021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Acorn in Standing Tree</text:p>
          </table:table-cell>
          <table:table-cell table:number-columns-repeated="1022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medal door</text:p>
          </table:table-cell>
          <table:table-cell table:number-columns-repeated="1021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Top of Pillar</text:p>
          </table:table-cell>
          <table:table-cell table:number-columns-repeated="1021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number-columns-repeated="1023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number-columns-repeated="1023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number-columns-repeated="1023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number-columns-repeated="1023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number-columns-repeated="1023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number-columns-repeated="1023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number-columns-repeated="1023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number-columns-repeated="1023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number-columns-repeated="1023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number-columns-repeated="1023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number-columns-repeated="1023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number-columns-repeated="1023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number-columns-repeated="1023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number-columns-repeated="1023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number-columns-repeated="1023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number-columns-repeated="1023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number-columns-repeated="1023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number-columns-repeated="1023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number-columns-repeated="1023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number-columns-repeated="1023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number-columns-repeated="1023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number-columns-repeated="1023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number-columns-repeated="1023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number-columns-repeated="1023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number-columns-repeated="1023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number-columns-repeated="1023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number-columns-repeated="1023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number-columns-repeated="1023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malice, shoot eye</text:p>
          </table:table-cell>
          <table:table-cell table:number-columns-repeated="1021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number-columns-repeated="1023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number-columns-repeated="1023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number-columns-repeated="1023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number-columns-repeated="1023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number-columns-repeated="1023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number-columns-repeated="1023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Ball and Chain</text:p>
          </table:table-cell>
          <table:table-cell table:number-columns-repeated="1022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Offering Plate</text:p>
          </table:table-cell>
          <table:table-cell office:value-type="string" calcext:value-type="string">
            <text:p>Apple</text:p>
          </table:table-cell>
          <table:table-cell table:number-columns-repeated="1021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Top of Stone Pillar</text:p>
          </table:table-cell>
          <table:table-cell table:number-columns-repeated="1021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Flower Order</text:p>
          </table:table-cell>
          <table:table-cell table:number-columns-repeated="1022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Offering Plate</text:p>
          </table:table-cell>
          <table:table-cell office:value-type="string" calcext:value-type="string">
            <text:p>Apple</text:p>
          </table:table-cell>
          <table:table-cell table:number-columns-repeated="1021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number-columns-repeated="1023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number-columns-repeated="1023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number-columns-repeated="1023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number-columns-repeated="1023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number-columns-repeated="1023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number-columns-repeated="1023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number-columns-repeated="1023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number-columns-repeated="1023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number-columns-repeated="1023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number-columns-repeated="1023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number-columns-repeated="1023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number-columns-repeated="1023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number-columns-repeated="1023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number-columns-repeated="1023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number-columns-repeated="1023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number-columns-repeated="1023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number-columns-repeated="1023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number-columns-repeated="1023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number-columns-repeated="1023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Stationary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number-columns-repeated="1023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number-columns-repeated="1023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number-columns-repeated="1023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number-columns-repeated="1023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number-columns-repeated="1023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number-columns-repeated="1023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number-columns-repeated="1023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number-columns-repeated="1023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number-columns-repeated="1023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number-columns-repeated="1023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number-columns-repeated="1023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number-columns-repeated="1023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number-columns-repeated="1023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number-columns-repeated="1023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number-columns-repeated="1023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number-columns-repeated="1023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number-columns-repeated="1023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number-columns-repeated="1023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number-columns-repeated="1023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number-columns-repeated="1023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number-columns-repeated="1023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number-columns-repeated="1023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number-columns-repeated="1023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number-columns-repeated="1023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number-columns-repeated="1023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number-columns-repeated="1023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number-columns-repeated="1023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number-columns-repeated="1023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number-columns-repeated="1023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number-columns-repeated="1023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number-columns-repeated="1023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number-columns-repeated="1023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number-columns-repeated="1023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number-columns-repeated="1023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number-columns-repeated="1023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number-columns-repeated="1023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number-columns-repeated="1023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number-columns-repeated="1023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number-columns-repeated="1023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number-columns-repeated="1023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number-columns-repeated="1023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number-columns-repeated="1023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number-columns-repeated="1023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Roll a Boulder</text:p>
          </table:table-cell>
          <table:table-cell table:number-columns-repeated="1022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number-columns-repeated="1023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number-columns-repeated="1023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number-columns-repeated="1023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number-columns-repeated="1023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number-columns-repeated="1023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number-columns-repeated="1023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number-columns-repeated="1023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snowy hill formation</text:p>
          </table:table-cell>
          <table:table-cell table:number-columns-repeated="1021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number-columns-repeated="1023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number-columns-repeated="1023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number-columns-repeated="1023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number-columns-repeated="1023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number-columns-repeated="1023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number-columns-repeated="1023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number-columns-repeated="1023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number-columns-repeated="1023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number-columns-repeated="1023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number-columns-repeated="1023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number-columns-repeated="1023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number-columns-repeated="1023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number-columns-repeated="1023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number-columns-repeated="1023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number-columns-repeated="1023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number-columns-repeated="1023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number-columns-repeated="1023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number-columns-repeated="1023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number-columns-repeated="1023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number-columns-repeated="1023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number-columns-repeated="1023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number-columns-repeated="1023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number-columns-repeated="1023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number-columns-repeated="1023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number-columns-repeated="1023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number-columns-repeated="1023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number-columns-repeated="1023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number-columns-repeated="1023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number-columns-repeated="1023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number-columns-repeated="1023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number-columns-repeated="1023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number-columns-repeated="1023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number-columns-repeated="1023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number-columns-repeated="1023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number-columns-repeated="1023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number-columns-repeated="1023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number-columns-repeated="1023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number-columns-repeated="1023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number-columns-repeated="1023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number-columns-repeated="1023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number-columns-repeated="1023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number-columns-repeated="1023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number-columns-repeated="1023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number-columns-repeated="1023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number-columns-repeated="1023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number-columns-repeated="1023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number-columns-repeated="1023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number-columns-repeated="1023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number-columns-repeated="1023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number-columns-repeated="1023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number-columns-repeated="1023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number-columns-repeated="1023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number-columns-repeated="1023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number-columns-repeated="1023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number-columns-repeated="1023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number-columns-repeated="1023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number-columns-repeated="1023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number-columns-repeated="1023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number-columns-repeated="1023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number-columns-repeated="1023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number-columns-repeated="1023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number-columns-repeated="1023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number-columns-repeated="1023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number-columns-repeated="1023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number-columns-repeated="1023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number-columns-repeated="1023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number-columns-repeated="1023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number-columns-repeated="1023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number-columns-repeated="1023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number-columns-repeated="1023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number-columns-repeated="1023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Stationary Lights</text:p>
          </table:table-cell>
          <table:table-cell table:style-name="ce2" office:value-type="string" calcext:value-type="string">
            <text:p>Top of Flagpole</text:p>
          </table:table-cell>
          <table:table-cell table:number-columns-repeated="1021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number-columns-repeated="1023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number-columns-repeated="1023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number-columns-repeated="1023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Flying Acorns</text:p>
          </table:table-cell>
          <table:table-cell table:number-columns-repeated="1022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number-columns-repeated="1023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number-columns-repeated="1023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number-columns-repeated="1023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number-columns-repeated="1023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number-columns-repeated="1023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number-columns-repeated="1023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number-columns-repeated="1023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number-columns-repeated="1023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number-columns-repeated="1023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number-columns-repeated="1023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number-columns-repeated="1023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number-columns-repeated="1023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number-columns-repeated="1023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number-columns-repeated="1023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number-columns-repeated="1023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number-columns-repeated="1023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number-columns-repeated="1023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number-columns-repeated="1023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number-columns-repeated="1023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number-columns-repeated="1023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number-columns-repeated="1023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number-columns-repeated="1023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number-columns-repeated="102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number-columns-repeated="1023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number-columns-repeated="1023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number-columns-repeated="1023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number-columns-repeated="1023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number-columns-repeated="1023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number-columns-repeated="1023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number-columns-repeated="1023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number-columns-repeated="1023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number-columns-repeated="1023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number-columns-repeated="1023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number-columns-repeated="1023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number-columns-repeated="1023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number-columns-repeated="1023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number-columns-repeated="1023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number-columns-repeated="1023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office:value-type="string" calcext:value-type="string">
            <text:p>Ball and Chain</text:p>
          </table:table-cell>
          <table:table-cell table:number-columns-repeated="1022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number-columns-repeated="1023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number-columns-repeated="1023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number-columns-repeated="1023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number-columns-repeated="1023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number-columns-repeated="1023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number-columns-repeated="1023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number-columns-repeated="1023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number-columns-repeated="1023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number-columns-repeated="1023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number-columns-repeated="1023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number-columns-repeated="1023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number-columns-repeated="1023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number-columns-repeated="1023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number-columns-repeated="1023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number-columns-repeated="1023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number-columns-repeated="1023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number-columns-repeated="1023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number-columns-repeated="1023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number-columns-repeated="1023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number-columns-repeated="1023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number-columns-repeated="1023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number-columns-repeated="1023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number-columns-repeated="1023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number-columns-repeated="1023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number-columns-repeated="1023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number-columns-repeated="1023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number-columns-repeated="1023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number-columns-repeated="1023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number-columns-repeated="1023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number-columns-repeated="1023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number-columns-repeated="1023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number-columns-repeated="1023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number-columns-repeated="1023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number-columns-repeated="1023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number-columns-repeated="1023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number-columns-repeated="1023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number-columns-repeated="1023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number-columns-repeated="1023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number-columns-repeated="1023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number-columns-repeated="1023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number-columns-repeated="1023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number-columns-repeated="1023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number-columns-repeated="1023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number-columns-repeated="1023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number-columns-repeated="1023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number-columns-repeated="1023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number-columns-repeated="1023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number-columns-repeated="1023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number-columns-repeated="1023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number-columns-repeated="1023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number-columns-repeated="1023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number-columns-repeated="1023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number-columns-repeated="1023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number-columns-repeated="1023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number-columns-repeated="1023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number-columns-repeated="1023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number-columns-repeated="1023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number-columns-repeated="1023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number-columns-repeated="1023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number-columns-repeated="1023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number-columns-repeated="1023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number-columns-repeated="1023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number-columns-repeated="1023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number-columns-repeated="1023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number-columns-repeated="1023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number-columns-repeated="1023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number-columns-repeated="1023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number-columns-repeated="1023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number-columns-repeated="1023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number-columns-repeated="1023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number-columns-repeated="1023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number-columns-repeated="1023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number-columns-repeated="1023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number-columns-repeated="1023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number-columns-repeated="1023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number-columns-repeated="1023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number-columns-repeated="1023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number-columns-repeated="1023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number-columns-repeated="1023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number-columns-repeated="1023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number-columns-repeated="1023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number-columns-repeated="1023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number-columns-repeated="1023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number-columns-repeated="1023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number-columns-repeated="1023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number-columns-repeated="1023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number-columns-repeated="1023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number-columns-repeated="1023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number-columns-repeated="1023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number-columns-repeated="1023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number-columns-repeated="1023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number-columns-repeated="1023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number-columns-repeated="1023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number-columns-repeated="1023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number-columns-repeated="1023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number-columns-repeated="1023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number-columns-repeated="1023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number-columns-repeated="1023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number-columns-repeated="1023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number-columns-repeated="1023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number-columns-repeated="1023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number-columns-repeated="1023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number-columns-repeated="1023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number-columns-repeated="1023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number-columns-repeated="1023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number-columns-repeated="1023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number-columns-repeated="1023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number-columns-repeated="1023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number-columns-repeated="1023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number-columns-repeated="1023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number-columns-repeated="1023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number-columns-repeated="1023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number-columns-repeated="1023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number-columns-repeated="1023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number-columns-repeated="1023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office:value-type="string" calcext:value-type="string">
            <text:p>Roll a Boulder</text:p>
          </table:table-cell>
          <table:table-cell office:value-type="string" calcext:value-type="string">
            <text:p>Single</text:p>
          </table:table-cell>
          <table:table-cell table:number-columns-repeated="1021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number-columns-repeated="1023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number-columns-repeated="1023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number-columns-repeated="1023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number-columns-repeated="1023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number-columns-repeated="1023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office:value-type="string" calcext:value-type="string">
            <text:p>Stationary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number-columns-repeated="1023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number-columns-repeated="1023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number-columns-repeated="1023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number-columns-repeated="1023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number-columns-repeated="1023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number-columns-repeated="1023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2"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number-columns-repeated="1023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number-columns-repeated="1023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number-columns-repeated="1023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2" office:value-type="string" calcext:value-type="string">
            <text:p>Hanging Acorn</text:p>
          </table:table-cell>
          <table:table-cell table:number-columns-repeated="1022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number-columns-repeated="1023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number-columns-repeated="1023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Slab</text:p>
          </table:table-cell>
          <table:table-cell table:number-columns-repeated="1021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etween Pillars</text:p>
          </table:table-cell>
          <table:table-cell table:number-columns-repeated="1021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2" office:value-type="string" calcext:value-type="string">
            <text:p>Offering Plate</text:p>
          </table:table-cell>
          <table:table-cell table:style-name="ce2" office:value-type="string" calcext:value-type="string">
            <text:p>Apples</text:p>
          </table:table-cell>
          <table:table-cell table:number-columns-repeated="1021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, down</text:p>
          </table:table-cell>
          <table:table-cell table:number-columns-repeated="1021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Flagpole</text:p>
          </table:table-cell>
          <table:table-cell table:number-columns-repeated="1021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number-columns-repeated="1023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office:value-type="string" calcext:value-type="string">
            <text:p>Roll a Boulder</text:p>
          </table:table-cell>
          <table:table-cell table:number-columns-repeated="1022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number-columns-repeated="1023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office:value-type="string" calcext:value-type="string">
            <text:p>Flower Order</text:p>
          </table:table-cell>
          <table:table-cell table:number-columns-repeated="1022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number-columns-repeated="1023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Windmill</text:p>
          </table:table-cell>
          <table:table-cell table:number-columns-repeated="1021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office:value-type="string" calcext:value-type="string">
            <text:p>Hanging Acorn</text:p>
          </table:table-cell>
          <table:table-cell office:value-type="string" calcext:value-type="string">
            <text:p>Under Windmill</text:p>
          </table:table-cell>
          <table:table-cell table:number-columns-repeated="1021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number-columns-repeated="1023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number-columns-repeated="1023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2" office:value-type="string" calcext:value-type="string">
            <text:p>Acorn in Standing Tree</text:p>
          </table:table-cell>
          <table:table-cell table:number-columns-repeated="1022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Flying Acorns</text:p>
          </table:table-cell>
          <table:table-cell table:number-columns-repeated="1022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number-columns-repeated="1023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number-columns-repeated="1023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number-columns-repeated="1023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number-columns-repeated="1023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number-columns-repeated="1023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number-columns-repeated="1023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number-columns-repeated="1023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number-columns-repeated="1023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number-columns-repeated="1023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number-columns-repeated="1023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number-columns-repeated="1023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number-columns-repeated="1023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2" office:value-type="string" calcext:value-type="string">
            <text:p>Acorn in Standing Tree</text:p>
          </table:table-cell>
          <table:table-cell table:number-columns-repeated="1022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2" office:value-type="string" calcext:value-type="string">
            <text:p>Stationary Balloon</text:p>
          </table:table-cell>
          <table:table-cell table:number-columns-repeated="1022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2" office:value-type="string" calcext:value-type="string">
            <text:p>Hanging Acorn</text:p>
          </table:table-cell>
          <table:table-cell table:number-columns-repeated="1022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2" office:value-type="string" calcext:value-type="string">
            <text:p>Stationary Lights</text:p>
          </table:table-cell>
          <table:table-cell table:style-name="ce2" office:value-type="string" calcext:value-type="string">
            <text:p>Top of Flagpole</text:p>
          </table:table-cell>
          <table:table-cell table:number-columns-repeated="1021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2"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2"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number-columns-repeated="1023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office:value-type="string" calcext:value-type="string">
            <text:p>Stationary Balloon</text:p>
          </table:table-cell>
          <table:table-cell office:value-type="string" calcext:value-type="string">
            <text:p>Near the water</text:p>
          </table:table-cell>
          <table:table-cell table:number-columns-repeated="1021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number-columns-repeated="1023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number-columns-repeated="1023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number-columns-repeated="1023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number-columns-repeated="1023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number-columns-repeated="1023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office:value-type="string" calcext:value-type="string">
            <text:p>Lfit the Rock</text:p>
          </table:table-cell>
          <table:table-cell office:value-type="string" calcext:value-type="string">
            <text:p>Top of Tree</text:p>
          </table:table-cell>
          <table:table-cell table:number-columns-repeated="1021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number-columns-repeated="1023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number-columns-repeated="1023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number-columns-repeated="1023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office:value-type="string" calcext:value-type="string">
            <text:p>Offering Plate</text:p>
          </table:table-cell>
          <table:table-cell office:value-type="string" calcext:value-type="string">
            <text:p>Spicy Pepper</text:p>
          </table:table-cell>
          <table:table-cell table:number-columns-repeated="1021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Flower Order</text:p>
          </table:table-cell>
          <table:table-cell table:number-columns-repeated="1022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number-columns-repeated="1023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number-columns-repeated="1023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number-columns-repeated="1023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number-columns-repeated="1023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number-columns-repeated="1023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number-columns-repeated="1023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number-columns-repeated="1023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number-columns-repeated="1023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number-columns-repeated="1023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number-columns-repeated="1023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, up</text:p>
          </table:table-cell>
          <table:table-cell table:number-columns-repeated="1021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number-columns-repeated="1023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number-columns-repeated="1023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number-columns-repeated="1023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number-columns-repeated="1023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table:number-columns-repeated="1023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number-columns-repeated="1023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number-columns-repeated="1023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number-columns-repeated="1023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Top of Goddess Statue</text:p>
          </table:table-cell>
          <table:table-cell table:number-columns-repeated="1021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number-columns-repeated="1023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number-columns-repeated="1023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number-columns-repeated="1023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number-columns-repeated="1023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number-columns-repeated="1023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number-columns-repeated="1023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number-columns-repeated="1023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number-columns-repeated="1023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office:value-type="string" calcext:value-type="string">
            <text:p>Stationary Balloon</text:p>
          </table:table-cell>
          <table:table-cell office:value-type="string" calcext:value-type="string">
            <text:p>In Tree</text:p>
          </table:table-cell>
          <table:table-cell table:number-columns-repeated="1021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number-columns-repeated="1023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number-columns-repeated="1023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table:number-columns-repeated="1023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table:number-columns-repeated="1023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number-columns-repeated="1023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ehind shrine</text:p>
          </table:table-cell>
          <table:table-cell table:number-columns-repeated="1021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number-columns-repeated="1023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number-columns-repeated="1023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number-columns-repeated="1023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number-columns-repeated="1023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number-columns-repeated="1023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table:number-columns-repeated="1023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number-columns-repeated="1023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table:number-columns-repeated="1023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number-columns-repeated="1023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number-columns-repeated="1023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number-columns-repeated="1023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number-columns-repeated="1023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number-columns-repeated="1023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number-columns-repeated="1023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number-columns-repeated="1023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number-columns-repeated="1023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number-columns-repeated="1023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number-columns-repeated="1023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office:value-type="string" calcext:value-type="string">
            <text:p>Stationary Balloon</text:p>
          </table:table-cell>
          <table:table-cell office:value-type="string" calcext:value-type="string">
            <text:p>By the water</text:p>
          </table:table-cell>
          <table:table-cell table:number-columns-repeated="1021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number-columns-repeated="1023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number-columns-repeated="1023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number-columns-repeated="1023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number-columns-repeated="1023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number-columns-repeated="1023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number-columns-repeated="1023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number-columns-repeated="1023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number-columns-repeated="1023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number-columns-repeated="1023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number-columns-repeated="1023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number-columns-repeated="1023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number-columns-repeated="1023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number-columns-repeated="1023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number-columns-repeated="1023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number-columns-repeated="1023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number-columns-repeated="1023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number-columns-repeated="1023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number-columns-repeated="1023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number-columns-repeated="1023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number-columns-repeated="1023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number-columns-repeated="1023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number-columns-repeated="1023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Leaves</text:p>
          </table:table-cell>
          <table:table-cell table:number-columns-repeated="1021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number-columns-repeated="1023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number-columns-repeated="1023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number-columns-repeated="1023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office:value-type="string" calcext:value-type="string">
            <text:p>Stationary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office:value-type="string" calcext:value-type="string">
            <text:p>Stationary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number-columns-repeated="1023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number-columns-repeated="1023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Tree</text:p>
          </table:table-cell>
          <table:table-cell table:number-columns-repeated="1021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office:value-type="string" calcext:value-type="string">
            <text:p>Flying Acorns</text:p>
          </table:table-cell>
          <table:table-cell table:number-columns-repeated="1022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office:value-type="string" calcext:value-type="string">
            <text:p>Stationary Balloon</text:p>
          </table:table-cell>
          <table:table-cell office:value-type="string" calcext:value-type="string">
            <text:p>Under a cliff</text:p>
          </table:table-cell>
          <table:table-cell table:number-columns-repeated="1021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Dead Tree</text:p>
          </table:table-cell>
          <table:table-cell table:number-columns-repeated="1021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Tree</text:p>
          </table:table-cell>
          <table:table-cell table:number-columns-repeated="1021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office:value-type="string" calcext:value-type="string">
            <text:p>Roll a Boulder</text:p>
          </table:table-cell>
          <table:table-cell table:number-columns-repeated="1022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office:value-type="string" calcext:value-type="string">
            <text:p>Lfi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number-columns-repeated="1023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number-columns-repeated="1023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number-columns-repeated="1023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number-columns-repeated="1023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number-columns-repeated="1023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number-columns-repeated="1023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number-columns-repeated="1023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number-columns-repeated="1023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number-columns-repeated="1023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number-columns-repeated="1023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number-columns-repeated="1023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number-columns-repeated="1023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number-columns-repeated="1023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number-columns-repeated="1023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number-columns-repeated="1023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number-columns-repeated="1023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number-columns-repeated="1023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number-columns-repeated="1023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number-columns-repeated="1023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number-columns-repeated="1023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number-columns-repeated="1023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number-columns-repeated="1023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number-columns-repeated="1023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number-columns-repeated="1023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number-columns-repeated="1023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number-columns-repeated="1023"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number-columns-repeated="1023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number-columns-repeated="1023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number-columns-repeated="1023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number-columns-repeated="1023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number-columns-repeated="1023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number-columns-repeated="1023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number-columns-repeated="1023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number-columns-repeated="1023"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number-columns-repeated="1023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table:number-columns-repeated="1023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number-columns-repeated="1023"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number-columns-repeated="1023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number-columns-repeated="1023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number-columns-repeated="1023"/>
        </table:table-row>
        <table:table-row table:style-name="ro3" table:number-rows-repeated="10476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.00.0000</text:date>, <text:time style:data-style-name="N2" text:time-value="12:38:17.542353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9-01-14T13:31:53.252661247</dc:date>
    <meta:editing-duration>PT32M1S</meta:editing-duration>
    <meta:editing-cycles>7</meta:editing-cycles>
    <meta:document-statistic meta:table-count="1" meta:cell-count="1198" meta:object-count="0"/>
  </office:meta>
</office:document-meta>
</file>